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kippedEntity.SkippedEntity( Locator location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kippedEntity.execute( XMLConsumer consumer , ExpressionContext expressionContext , ExecutionContext executionContext , MacroContext macroContext , Event startEvent , Event end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kipped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